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gradient" draw:fill-gradient-name="Gradient_20_6" draw:gradient-step-count="0" draw:textarea-horizontal-align="justify" draw:textarea-vertical-align="middle" draw:auto-grow-height="false" fo:min-height="0.245cm" fo:min-width="0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-color="#000000" draw:textarea-horizontal-align="justify" draw:textarea-vertical-align="middle" draw:auto-grow-height="false" fo:min-height="0.049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00ffff" draw:textarea-horizontal-align="justify" draw:textarea-vertical-align="middle" draw:auto-grow-height="false" fo:min-height="1.098cm" fo:min-width="0cm" fo:padding-top="0.142cm" fo:padding-bottom="0.142cm" fo:padding-left="0.267cm" fo:padding-right="0.267cm"/>
    </style:style>
    <style:style style:name="P1" style:family="paragraph">
      <loext:graphic-properties draw:fill="gradient" draw:fill-gradient-name="Gradient_20_6" draw:gradient-step-count="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00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13cm" svg:height="0.813cm" svg:x="0.387cm" svg:y="0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34cm" svg:height="0.074cm" svg:x="0.777cm" svg:y="0.4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75cm" svg:height="0.042cm" svg:x="1.08cm" svg:y="0.7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34cm" svg:height="0.075cm" svg:x="0.777cm" svg:y="1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74cm" svg:height="0.038cm" svg:x="0.433cm" svg:y="0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8cm" svg:height="0.333cm" draw:transform="skewX (-0.0300196631343025) rotate (-0.839677903134472) translate (0.8cm 0.571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35cm" svg:height="0.273cm" draw:transform="skewX (0.0439822971502571) rotate (-0.678584013175395) translate (0.951cm 0.59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2cm" svg:height="1.4cm" svg:x="1.3cm" svg:y="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2cm" svg:height="1.4cm" svg:x="0.1cm" svg:y="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6" draw:display-name="Gradient 6" draw:style="linear" draw:start-color="#ffffff" draw:end-color="#b2b2b2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07T21:43:23.239024815</meta:creation-date>
    <dc:date>2019-12-08T15:57:13.510046188</dc:date>
    <meta:editing-duration>P1DT2H58M43S</meta:editing-duration>
    <meta:editing-cycles>85</meta:editing-cycles>
    <meta:generator>LibreOffice/6.3.3.2.0$Linux_X86_64 LibreOffice_project/30$Build-2</meta:generator>
    <meta:document-statistic meta:object-count="9"/>
  </office:meta>
</office:document-meta>
</file>